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a204" officeooo:paragraph-rsid="0019a204"/>
    </style:style>
    <style:style style:name="P2" style:family="paragraph" style:parent-style-name="Standard">
      <style:paragraph-properties>
        <style:tab-stops>
          <style:tab-stop style:position="8.026cm"/>
          <style:tab-stop style:position="10.01cm"/>
          <style:tab-stop style:position="11.994cm"/>
          <style:tab-stop style:position="14.002cm"/>
          <style:tab-stop style:position="15.942cm"/>
        </style:tab-stops>
      </style:paragraph-properties>
      <style:text-properties style:font-name="Arial" officeooo:rsid="0019a204" officeooo:paragraph-rsid="0019a204"/>
    </style:style>
    <style:style style:name="P3" style:family="paragraph" style:parent-style-name="Standard">
      <style:text-properties style:font-name="Arial" fo:font-weight="bold" officeooo:rsid="00182971" officeooo:paragraph-rsid="00182971" style:font-weight-asian="bold" style:font-weight-complex="bold"/>
    </style:style>
    <style:style style:name="P4" style:family="paragraph" style:parent-style-name="Standard">
      <style:text-properties style:font-name="Arial" fo:font-weight="bold" officeooo:rsid="00182971" officeooo:paragraph-rsid="0019a204" style:font-weight-asian="bold" style:font-weight-complex="bold"/>
    </style:style>
    <style:style style:name="P5" style:family="paragraph" style:parent-style-name="Standard">
      <style:text-properties style:font-name="Arial" fo:font-weight="bold" officeooo:rsid="0019a204" officeooo:paragraph-rsid="0019a204" style:font-weight-asian="bold" style:font-weight-complex="bold"/>
    </style:style>
    <style:style style:name="P6" style:family="paragraph" style:parent-style-name="Standard">
      <style:text-properties style:font-name="Arial" fo:font-weight="bold" officeooo:rsid="0019a204" officeooo:paragraph-rsid="001f8a21" style:font-weight-asian="bold" style:font-weight-complex="bold"/>
    </style:style>
    <style:style style:name="P7" style:family="paragraph" style:parent-style-name="Standard">
      <style:text-properties style:font-name="Arial" fo:font-weight="bold" officeooo:rsid="0019a204" officeooo:paragraph-rsid="0022c12c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8.026cm"/>
          <style:tab-stop style:position="10.01cm"/>
          <style:tab-stop style:position="11.994cm"/>
          <style:tab-stop style:position="14.002cm"/>
          <style:tab-stop style:position="15.942cm"/>
        </style:tab-stops>
      </style:paragraph-properties>
      <style:text-properties style:font-name="Arial" officeooo:rsid="001abb97" officeooo:paragraph-rsid="0019a204"/>
    </style:style>
    <style:style style:name="P9" style:family="paragraph" style:parent-style-name="Standard">
      <style:text-properties style:font-name="Arial" officeooo:rsid="0019a204" officeooo:paragraph-rsid="00241219"/>
    </style:style>
    <style:style style:name="T1" style:family="text">
      <style:text-properties officeooo:rsid="0019a204"/>
    </style:style>
    <style:style style:name="T2" style:family="text">
      <style:text-properties officeooo:rsid="001e1d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TINAZIONI D’USO</text:p>
      <text:p text:style-name="P3"/>
      <text:p text:style-name="P3">PIANO DEGLI INTERVENTI <text:span text:style-name="T1">1:5000</text:span></text:p>
      <text:p text:style-name="P6"><text:span text:style-name="T2"><text:text-input text:description="">{% for key,value in PI_def.0.items() %}</text:text-input></text:span><text:text-input text:description="">{{ key }}</text:text-input><text:tab/><text:text-input text:description="">{% endfor %}</text:text-input></text:p>
      <text:p text:style-name="P8"><text:text-input text:description="">{% for item in PI_def %}</text:text-input></text:p>
      <text:p text:style-name="P1"><text:span text:style-name="T2"><text:text-input text:description="">{% for key,value in item.items() %}</text:text-input></text:span><text:text-input text:description="">{{ value }}</text:text-input><text:tab/><text:text-input text:description="">{% endfor %}</text:text-input></text:p>
      <text:p text:style-name="P1"><text:text-input text:description="">{% endfor %}</text:text-input></text:p>
      <text:p text:style-name="P1"/>
      <text:p text:style-name="P8"><text:text-input text:description="">{% if CS_def %}</text:text-input></text:p>
      <text:p text:style-name="P4">PIANO DEGLI INTERVENTI <text:span text:style-name="T1">1:1000</text:span></text:p>
      <text:p text:style-name="P7"><text:span text:style-name="T2"><text:text-input text:description="">{% for key,value in CS_def.0.items() %}</text:text-input></text:span><text:text-input text:description="">{{ key }}</text:text-input><text:tab/><text:text-input text:description="">{% endfor %}</text:text-input></text:p>
      <text:p text:style-name="P2"><text:text-input text:description="">{% for item in CS_def %}</text:text-input></text:p>
      <text:p text:style-name="P9"><text:span text:style-name="T2"><text:text-input text:description="">{% for key,value in item.items() %}</text:text-input></text:span><text:text-input text:description="">{{ value }}</text:text-input><text:tab/><text:text-input text:description="">{% endfor %}</text:text-input></text:p>
      <text:p text:style-name="P1"><text:text-input text:description="">{% endfor %}</text:text-input></text:p>
      <text:p text:style-name="P1"><text:text-input text:description="">{% endif %}</text:text-input></text:p>
      <text:p text:style-name="P1"/>
      <text:p text:style-name="P5">PIANO DI ASSETTO DEL TERRITORIO</text:p>
      <text:p text:style-name="P7"><text:span text:style-name="T2"><text:text-input text:description="">{% for key,value in PAT_def.0.items() %}</text:text-input></text:span><text:text-input text:description="">{{ key }}</text:text-input><text:tab/><text:text-input text:description="">{% endfor %}</text:text-input></text:p>
      <text:p text:style-name="P8"><text:text-input text:description="">{% for item in PAT_def %}</text:text-input></text:p>
      <text:p text:style-name="P9"><text:span text:style-name="T2"><text:text-input text:description="">{% for key,value in item.items() %}</text:text-input></text:span><text:text-input text:description="">{{ value }}</text:text-input><text:tab/><text:text-input text:description="">{% endfor %}</text:text-input></text:p>
      <text:p text:style-name="P1"><text:text-input text:description="">{% endfor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Ferreguti</meta:initial-creator>
    <meta:creation-date>2019-12-19T15:05:01.210000000</meta:creation-date>
    <meta:generator>LibreOffice/6.1.5.2$Windows_X86_64 LibreOffice_project/90f8dcf33c87b3705e78202e3df5142b201bd805</meta:generator>
    <dc:date>2019-12-19T16:05:12.793000000</dc:date>
    <dc:creator>Enrico Ferreguti</dc:creator>
    <meta:editing-duration>PT30M48S</meta:editing-duration>
    <meta:editing-cycles>8</meta:editing-cycles>
    <meta:document-statistic meta:table-count="0" meta:image-count="0" meta:object-count="0" meta:page-count="1" meta:paragraph-count="18" meta:word-count="173" meta:character-count="655" meta:non-whitespace-character-count="558"/>
  </office:meta>
</office:document-meta>
</file>